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054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053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052cm" fo:min-width="0cm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162cm" draw:marker-end="Arrow" draw:marker-end-width="0.11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cm" svg:height="0.5cm" svg:x="7cm" svg:y="1.7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5cm" svg:height="0.499cm" svg:x="5cm" svg:y="3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5cm" svg:height="0.499cm" svg:x="9cm" svg:y="3.0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5cm" svg:height="0.5cm" svg:x="4cm" svg:y="4.2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5cm" svg:height="0.499cm" svg:x="6cm" svg:y="4.2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5cm" svg:height="0.499cm" svg:x="8cm" svg:y="4.2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5cm" svg:height="0.5cm" svg:x="10cm" svg:y="4.2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5cm" svg:height="0.499cm" svg:x="3.5cm" svg:y="5.50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501cm" svg:height="0.498cm" svg:x="4.5cm" svg:y="5.50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0.499cm" svg:height="0.498cm" svg:x="5.5cm" svg:y="5.501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cm" svg:height="0.499cm" svg:x="6.5cm" svg:y="5.501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5cm" svg:height="0.499cm" svg:x="7.5cm" svg:y="5.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0.501cm" svg:height="0.498cm" svg:x="8.5cm" svg:y="5.501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0.499cm" svg:height="0.498cm" svg:x="9.5cm" svg:y="5.501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5cm" svg:height="0.499cm" svg:x="10.5cm" svg:y="5.501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073cm" svg:y1="2.177cm" svg:x2="5.427cm" svg:y2="3.074cm" draw:start-shape="id1" draw:start-glue-point="7" draw:end-shape="id2" draw:end-glue-point="11" svg:d="M7073 2177l-1646 897" svg:viewBox="0 0 1647 898">
          <text:p/>
        </draw:connector>
        <draw:connector draw:style-name="gr4" draw:text-style-name="P3" draw:layer="layout" draw:type="line" svg:x1="7.427cm" svg:y1="2.177cm" svg:x2="9.073cm" svg:y2="3.074cm" draw:start-shape="id1" draw:start-glue-point="9" draw:end-shape="id3" draw:end-glue-point="5" svg:d="M7427 2177l1646 897" svg:viewBox="0 0 1647 898">
          <text:p/>
        </draw:connector>
        <draw:connector draw:style-name="gr4" draw:text-style-name="P3" draw:layer="layout" draw:type="line" svg:x1="5.073cm" svg:y1="3.427cm" svg:x2="4.427cm" svg:y2="4.323cm" draw:start-shape="id2" draw:start-glue-point="7" draw:end-shape="id4" draw:end-glue-point="11" svg:d="M5073 3427l-646 896" svg:viewBox="0 0 647 897">
          <text:p/>
        </draw:connector>
        <draw:connector draw:style-name="gr4" draw:text-style-name="P3" draw:layer="layout" draw:type="line" svg:x1="5.427cm" svg:y1="3.427cm" svg:x2="6.073cm" svg:y2="4.323cm" draw:start-shape="id2" draw:start-glue-point="9" draw:end-shape="id5" draw:end-glue-point="5" svg:d="M5427 3427l646 896" svg:viewBox="0 0 647 897">
          <text:p/>
        </draw:connector>
        <draw:connector draw:style-name="gr4" draw:text-style-name="P3" draw:layer="layout" draw:type="line" svg:x1="9.073cm" svg:y1="3.427cm" svg:x2="8.427cm" svg:y2="4.323cm" draw:start-shape="id3" draw:start-glue-point="7" draw:end-shape="id6" draw:end-glue-point="11" svg:d="M9073 3427l-646 896" svg:viewBox="0 0 647 897">
          <text:p/>
        </draw:connector>
        <draw:connector draw:style-name="gr4" draw:text-style-name="P3" draw:layer="layout" draw:type="line" svg:x1="9.427cm" svg:y1="3.427cm" svg:x2="10.073cm" svg:y2="4.323cm" draw:start-shape="id3" draw:start-glue-point="9" draw:end-shape="id7" draw:end-glue-point="5" svg:d="M9427 3427l646 896" svg:viewBox="0 0 647 897">
          <text:p/>
        </draw:connector>
        <draw:connector draw:style-name="gr4" draw:text-style-name="P3" draw:layer="layout" draw:type="line" svg:x1="4.073cm" svg:y1="4.677cm" svg:x2="3.75cm" svg:y2="5.501cm" draw:start-shape="id4" draw:start-glue-point="7" draw:end-shape="id8" draw:end-glue-point="4" svg:d="M4073 4677l-323 824" svg:viewBox="0 0 324 825">
          <text:p/>
        </draw:connector>
        <draw:connector draw:style-name="gr4" draw:text-style-name="P3" draw:layer="layout" draw:type="line" svg:x1="4.427cm" svg:y1="4.677cm" svg:x2="4.751cm" svg:y2="5.501cm" draw:start-shape="id4" draw:start-glue-point="9" draw:end-shape="id9" draw:end-glue-point="4" svg:d="M4427 4677l324 824" svg:viewBox="0 0 325 825">
          <text:p/>
        </draw:connector>
        <draw:connector draw:style-name="gr4" draw:text-style-name="P3" draw:layer="layout" draw:type="line" svg:x1="6.073cm" svg:y1="4.676cm" svg:x2="5.75cm" svg:y2="5.501cm" draw:start-shape="id5" draw:start-glue-point="7" draw:end-shape="id10" draw:end-glue-point="4" svg:d="M6073 4676l-323 825" svg:viewBox="0 0 324 826">
          <text:p/>
        </draw:connector>
        <draw:connector draw:style-name="gr4" draw:text-style-name="P3" draw:layer="layout" draw:type="line" svg:x1="6.427cm" svg:y1="4.676cm" svg:x2="6.75cm" svg:y2="5.501cm" draw:start-shape="id5" draw:start-glue-point="9" draw:end-shape="id11" draw:end-glue-point="4" svg:d="M6427 4676l323 825" svg:viewBox="0 0 324 826">
          <text:p/>
        </draw:connector>
        <draw:connector draw:style-name="gr4" draw:text-style-name="P3" draw:layer="layout" draw:type="line" svg:x1="8.073cm" svg:y1="4.676cm" svg:x2="7.75cm" svg:y2="5.5cm" draw:start-shape="id6" draw:start-glue-point="7" draw:end-shape="id12" draw:end-glue-point="4" svg:d="M8073 4676l-323 824" svg:viewBox="0 0 324 825">
          <text:p/>
        </draw:connector>
        <draw:connector draw:style-name="gr4" draw:text-style-name="P3" draw:layer="layout" draw:type="line" svg:x1="8.427cm" svg:y1="4.676cm" svg:x2="8.751cm" svg:y2="5.501cm" draw:start-shape="id6" draw:start-glue-point="9" draw:end-shape="id13" draw:end-glue-point="4" svg:d="M8427 4676l324 825" svg:viewBox="0 0 325 826">
          <text:p/>
        </draw:connector>
        <draw:connector draw:style-name="gr4" draw:text-style-name="P3" draw:layer="layout" draw:type="line" svg:x1="10.073cm" svg:y1="4.677cm" svg:x2="9.75cm" svg:y2="5.501cm" draw:start-shape="id7" draw:start-glue-point="7" draw:end-shape="id14" draw:end-glue-point="4" svg:d="M10073 4677l-323 824" svg:viewBox="0 0 324 825">
          <text:p/>
        </draw:connector>
        <draw:connector draw:style-name="gr4" draw:text-style-name="P3" draw:layer="layout" draw:type="line" svg:x1="10.427cm" svg:y1="4.677cm" svg:x2="10.75cm" svg:y2="5.501cm" draw:start-shape="id7" draw:start-glue-point="9" draw:end-shape="id15" draw:end-glue-point="4" svg:d="M10427 4677l323 824" svg:viewBox="0 0 324 8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30T21:11:05.052471789</dc:date>
    <dc:creator>Moreno Marzolla</dc:creator>
    <meta:editing-duration>PT35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